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Calibri, sans-serif" svg:font-family="Calibri, sans-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2" style:master-page-name="MP0" style:family="paragraph">
      <style:paragraph-properties fo:break-before="page" fo:text-align="center"/>
      <style:text-properties style:font-name="Times New Roman" style:use-window-font-color="true" fo:font-size="18pt" style:font-size-asian="18pt" style:font-size-complex="18pt" fo:language="es" fo:country="ES"/>
    </style:style>
    <style:style style:name="P2" style:parent-style-name="Título2" style:family="paragraph">
      <style:paragraph-properties fo:text-align="center"/>
      <style:text-properties fo:language="es" fo:country="PE"/>
    </style:style>
    <style:style style:name="TableColumn4" style:family="table-column">
      <style:table-column-properties style:column-width="0.7291in" style:use-optimal-column-width="false"/>
    </style:style>
    <style:style style:name="TableColumn5" style:family="table-column">
      <style:table-column-properties style:column-width="1.1041in" style:use-optimal-column-width="false"/>
    </style:style>
    <style:style style:name="TableColumn6" style:family="table-column">
      <style:table-column-properties style:column-width="1.3in" style:use-optimal-column-width="false"/>
    </style:style>
    <style:style style:name="TableColumn7" style:family="table-column">
      <style:table-column-properties style:column-width="1.6375in" style:use-optimal-column-width="false"/>
    </style:style>
    <style:style style:name="TableColumn8" style:family="table-column">
      <style:table-column-properties style:column-width="0.8437in" style:use-optimal-column-width="false"/>
    </style:style>
    <style:style style:name="TableColumn9" style:family="table-column">
      <style:table-column-properties style:column-width="0.6527in" style:use-optimal-column-width="false"/>
    </style:style>
    <style:style style:name="Table3" style:family="table">
      <style:table-properties style:width="6.2673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34in solid #000000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T12" style:parent-style-name="Fuentedepárrafopredeter." style:family="text">
      <style:text-properties style:font-name="Calibri, sans-serif" fo:language="es" fo:country="ES"/>
    </style:style>
    <style:style style:name="TableCell13" style:family="table-cell">
      <style:table-cell-properties fo:border-top="0.0034in solid #000000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style:font-name="Calibri, sans-serif" fo:language="es" fo:country="ES"/>
    </style:style>
    <style:style style:name="TableCell15" style:family="table-cell">
      <style:table-cell-properties fo:border-top="0.0034in solid #000000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T16" style:parent-style-name="Fuentedepárrafopredeter." style:family="text">
      <style:text-properties style:font-name="Calibri, sans-serif" fo:language="es" fo:country="ES"/>
    </style:style>
    <style:style style:name="TableCell17" style:family="table-cell">
      <style:table-cell-properties fo:border-top="0.0034in solid #000000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T18" style:parent-style-name="Fuentedepárrafopredeter." style:family="text">
      <style:text-properties style:font-name="Calibri, sans-serif" fo:language="es" fo:country="ES"/>
    </style:style>
    <style:style style:name="TableCell19" style:family="table-cell">
      <style:table-cell-properties fo:border-top="0.0034in solid #000000" fo:border-left="0.0034in solid #000000" fo:border-bottom="0.0034in solid #000000" fo:border-right="none" fo:background-color="#808080" style:writing-mode="lr-tb" fo:padding-top="0.0381in" fo:padding-left="0.0381in" fo:padding-bottom="0.0381in" fo:padding-right="0.0381in"/>
    </style:style>
    <style:style style:name="T20" style:parent-style-name="Fuentedepárrafopredeter." style:family="text">
      <style:text-properties style:font-name="Calibri, sans-serif" fo:language="es" fo:country="ES"/>
    </style:style>
    <style:style style:name="TableCell21" style:family="table-cell">
      <style:table-cell-properties fo:border="0.0034in solid #000000" fo:background-color="#808080" style:writing-mode="lr-tb" fo:padding-top="0.0381in" fo:padding-left="0.0381in" fo:padding-bottom="0.0381in" fo:padding-right="0.0381in"/>
    </style:style>
    <style:style style:name="T22" style:parent-style-name="Fuentedepárrafopredeter." style:family="text">
      <style:text-properties style:font-name="Calibri, sans-serif" fo:language="es" fo:country="ES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fo:language="es" fo:country="ES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fo:language="es" fo:country="ES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language="es" fo:country="ES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language="es" fo:country="ES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language="es" fo:country="ES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language="es" fo:country="ES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language="es" fo:country="ES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fo:language="es" fo:country="ES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language="es" fo:country="ES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language="es" fo:country="ES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language="es" fo:country="ES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language="es" fo:country="ES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language="es" fo:country="ES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language="es" fo:country="ES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language="es" fo:country="ES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language="es" fo:country="ES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language="es" fo:country="ES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language="es" fo:country="ES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language="es" fo:country="ES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language="es" fo:country="ES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language="es" fo:country="ES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language="es" fo:country="ES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language="es" fo:country="ES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language="es" fo:country="ES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language="es" fo:country="ES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language="es" fo:country="ES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language="es" fo:country="ES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language="es" fo:country="ES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language="es" fo:country="ES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language="es" fo:country="ES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fo:language="es" fo:country="ES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language="es" fo:country="ES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language="es" fo:country="ES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language="es" fo:country="ES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language="es" fo:country="ES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language="es" fo:country="ES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language="es" fo:country="ES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language="es" fo:country="ES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language="es" fo:country="ES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language="es" fo:country="ES"/>
    </style:style>
    <style:style style:name="P110" style:parent-style-name="TableContents" style:family="paragraph">
      <style:text-properties fo:language="es" fo:country="ES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language="es" fo:country="ES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language="es" fo:country="ES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language="es" fo:country="ES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language="es" fo:country="ES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language="es" fo:country="ES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language="es" fo:country="ES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fo:language="es" fo:country="ES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fo:language="es" fo:country="ES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fo:language="es" fo:country="ES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fo:language="es" fo:country="ES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fo:language="es" fo:country="ES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language="es" fo:country="ES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fo:language="es" fo:country="ES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fo:language="es" fo:country="ES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language="es" fo:country="ES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fo:language="es" fo:country="ES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fo:language="es" fo:country="ES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fo:language="es" fo:country="ES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fo:language="es" fo:country="ES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fo:language="es" fo:country="ES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fo:language="es" fo:country="ES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language="es" fo:country="ES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language="es" fo:country="ES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fo:language="es" fo:country="ES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fo:language="es" fo:country="ES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fo:language="es" fo:country="ES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fo:language="es" fo:country="ES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fo:language="es" fo:country="ES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fo:language="es" fo:country="ES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fo:language="es" fo:country="ES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fo:language="es" fo:country="ES"/>
    </style:style>
    <style:style style:name="TableCell1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fo:language="es" fo:country="ES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fo:language="es" fo:country="ES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fo:language="es" fo:country="ES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fo:language="es" fo:country="ES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fo:language="es" fo:country="ES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fo:language="es" fo:country="ES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fo:language="es" fo:country="ES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fo:language="es" fo:country="ES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fo:language="es" fo:country="ES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fo:language="es" fo:country="ES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fo:language="es" fo:country="ES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fo:language="es" fo:country="ES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fo:language="es" fo:country="ES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fo:language="es" fo:country="ES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fo:language="es" fo:country="ES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fo:language="es" fo:country="ES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fo:language="es" fo:country="ES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fo:language="es" fo:country="ES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fo:language="es" fo:country="ES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fo:language="es" fo:country="ES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fo:language="es" fo:country="ES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fo:language="es" fo:country="ES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fo:language="es" fo:country="ES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fo:language="es" fo:country="ES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fo:language="es" fo:country="ES"/>
    </style:style>
    <style:style style:name="P232" style:parent-style-name="Standard" style:family="paragraph">
      <style:paragraph-properties fo:margin-top="0.1944in" fo:margin-bottom="0.1944in"/>
      <style:text-properties fo:language="es" fo:country="PE"/>
    </style:style>
  </office:automatic-styles>
  <office:body>
    <office:text text:use-soft-page-breaks="true">
      <text:h text:style-name="P1" text:outline-level="2">Criterio C: Calendario de planificación del proyecto</text:h>
      <text:h text:style-name="P2" text:outline-level="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TableContents"><text:span text:style-name="T12">Fecha</text:span></text:p>
          </table:table-cell>
          <table:table-cell table:style-name="TableCell13">
            <text:p text:style-name="P14">Acción</text:p>
          </table:table-cell>
          <table:table-cell table:style-name="TableCell15">
            <text:p text:style-name="TableContents"><text:span text:style-name="T16">Información detallada</text:span></text:p>
          </table:table-cell>
          <table:table-cell table:style-name="TableCell17">
            <text:p text:style-name="TableContents"><text:span text:style-name="T18">Comentarios y seguimiento</text:span></text:p>
          </table:table-cell>
          <table:table-cell table:style-name="TableCell19">
            <text:p text:style-name="TableContents"><text:span text:style-name="T20">Fecha de realización</text:span></text:p>
          </table:table-cell>
          <table:table-cell table:style-name="TableCell21">
            <text:p text:style-name="TableContents"><text:span text:style-name="T22">Criterio</text:span></text:p>
          </table:table-cell>
        </table:table-row>
        <table:table-row table:style-name="TableRow23">
          <table:table-cell table:style-name="TableCell24">
            <text:p text:style-name="P25"/>
          </table:table-cell>
          <table:table-cell table:style-name="TableCell26">
            <text:p text:style-name="P27"/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  <table:table-cell table:style-name="TableCell34">
            <text:p text:style-name="P35">A</text:p>
          </table:table-cell>
        </table:table-row>
        <table:table-row table:style-name="TableRow36">
          <table:table-cell table:style-name="TableCell37">
            <text:p text:style-name="P38">Octubre 2019</text:p>
          </table:table-cell>
          <table:table-cell table:style-name="TableCell39">
            <text:p text:style-name="P40">Logre conseguí cliente</text:p>
          </table:table-cell>
          <table:table-cell table:style-name="TableCell41">
            <text:p text:style-name="P42">Consultando con mis familiares y conocidos por aproximadamente un mes y medio, logre contactar con mi cliente Percy Díaz<text:s/>Fernández.</text:p>
          </table:table-cell>
          <table:table-cell table:style-name="TableCell43">
            <text:p text:style-name="P44">Empecé a buscar información respecto a las posibles preguntas de la entrevista en internet.</text:p>
          </table:table-cell>
          <table:table-cell table:style-name="TableCell45">
            <text:p text:style-name="P46">05 de octubre</text:p>
          </table:table-cell>
          <table:table-cell table:style-name="TableCell47">
            <text:p text:style-name="P48">A</text:p>
          </table:table-cell>
        </table:table-row>
        <table:table-row table:style-name="TableRow49">
          <table:table-cell table:style-name="TableCell50">
            <text:p text:style-name="P51">Octubre 2019</text:p>
          </table:table-cell>
          <table:table-cell table:style-name="TableCell52">
            <text:p text:style-name="P53">Primera entrevista con el cliente</text:p>
          </table:table-cell>
          <table:table-cell table:style-name="TableCell54">
            <text:p text:style-name="P55">Se acordó un día realizar una entrevista grabada al cliente, con previa consulta a este si está dispuesto,<text:s/>para tener una noción de que solución ti se debe implementar</text:p>
          </table:table-cell>
          <table:table-cell table:style-name="TableCell56">
            <text:p text:style-name="P57">Se determinó que la mejor solución era un sitio web, con blog integrado</text:p>
          </table:table-cell>
          <table:table-cell table:style-name="TableCell58">
            <text:p text:style-name="P59">27 de octubre</text:p>
          </table:table-cell>
          <table:table-cell table:style-name="TableCell60">
            <text:p text:style-name="P61">A</text:p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>Entrega del criterio A</text:p>
          </table:table-cell>
          <table:table-cell table:style-name="TableCell67">
            <text:p text:style-name="P68">En base a la información obtenida en la entrevista, se redacta el criterio A donde se describe el problema y se plantea la solución más adecuada.</text:p>
          </table:table-cell>
          <table:table-cell table:style-name="TableCell69">
            <text:p text:style-name="P70">Empiezo a consultar al profesor en busca de sugerencias para mejorar el criterio.<text:s/></text:p>
          </table:table-cell>
          <table:table-cell table:style-name="TableCell71">
            <text:p text:style-name="P72"/>
          </table:table-cell>
          <table:table-cell table:style-name="TableCell73">
            <text:p text:style-name="P74">A</text:p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>2da Entrevista para determinar algunos<text:s/><text:soft-page-break/>requerimientos del criterio B</text:p>
          </table:table-cell>
          <table:table-cell table:style-name="TableCell80">
            <text:p text:style-name="P81">Utilizando Formularios de Google, se aplica una segunda<text:s/><text:soft-page-break/>entrevista al cliente respecto requerimientos específicos de este.</text:p>
          </table:table-cell>
          <table:table-cell table:style-name="TableCell82">
            <text:p text:style-name="P83">Se determinan algunas características adicionales del proyecto: Secciones, información<text:s/><text:soft-page-break/>presentada en la página principal, etc.</text:p>
          </table:table-cell>
          <table:table-cell table:style-name="TableCell84">
            <text:p text:style-name="P85"/>
          </table:table-cell>
          <table:table-cell table:style-name="TableCell86">
            <text:p text:style-name="P87">B</text:p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>2da Entrega del criterio A</text:p>
          </table:table-cell>
          <table:table-cell table:style-name="TableCell93">
            <text:p text:style-name="P94">Con las sugerencias recopiladas<text:s/>respecto al criterio A, se le entrega la versión definitiva al profesor.</text:p>
          </table:table-cell>
          <table:table-cell table:style-name="TableCell95">
            <text:p text:style-name="P96">A continuación, nos podemos centrar en el criterio B con la información obtenida de la segunda entrevista</text:p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>Entrega del criterio B</text:p>
          </table:table-cell>
          <table:table-cell table:style-name="TableCell106">
            <text:p text:style-name="P107">Se realiza el análisis respectivo de la situación, y se va añadiendo características a la idea inicial. Culminando en un sitio web de 4 secciones: Inicio, Servicios, Contacto y Blog.</text:p>
          </table:table-cell>
          <table:table-cell table:style-name="TableCell108">
            <text:p text:style-name="P109">Se esperan sugerencias tanto del cliente como del profesor.</text:p>
            <text:p text:style-name="P110">Se va esbozando una idea del proyecto para desarrollar el criterio D</text:p>
          </table:table-cell>
          <table:table-cell table:style-name="TableCell111">
            <text:p text:style-name="P112"/>
          </table:table-cell>
          <table:table-cell table:style-name="TableCell113">
            <text:p text:style-name="P114">B</text:p>
          </table:table-cell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>
            <text:p text:style-name="P119">Inicio del criterio D</text:p>
          </table:table-cell>
          <table:table-cell table:style-name="TableCell120">
            <text:p text:style-name="P121">Mientras se recopilan las sugerencias del criterio B, con la primera edición de este se hace un sketch del diseño del proyecto y sus diferentes componentes (Dashboard, Editor de entradas, Inicio, Servicios, Contacto y Blog).</text:p>
          </table:table-cell>
          <table:table-cell table:style-name="TableCell122">
            <text:p text:style-name="P123">Se muestra la idea final al cliente en busca de cambios o sugerencias de mejora.</text:p>
          </table:table-cell>
          <table:table-cell table:style-name="TableCell124">
            <text:p text:style-name="P125"/>
          </table:table-cell>
          <table:table-cell table:style-name="TableCell126">
            <text:p text:style-name="P127">D</text:p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>2da Entrega del criterio B</text:p>
          </table:table-cell>
          <table:table-cell table:style-name="TableCell133">
            <text:p text:style-name="P134">Con los ajustes requeridos en la documentación, se puede entregar la<text:s/><text:soft-page-break/>versión final del criterio B.</text:p>
          </table:table-cell>
          <table:table-cell table:style-name="TableCell135">
            <text:p text:style-name="P136">Ahora se puede concentrar el desarrollo en el diseño y la programación del proyecto (criterio D y E).</text:p>
          </table:table-cell>
          <table:table-cell table:style-name="TableCell137">
            <text:p text:style-name="P138">17 de Noviembre</text:p>
          </table:table-cell>
          <table:table-cell table:style-name="TableCell139">
            <text:p text:style-name="P140">B</text:p>
          </table:table-cell>
        </table:table-row>
        <table:table-row table:style-name="TableRow141"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</table:table>
      <text:p text:style-name="P2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Calibri, sans-serif" svg:font-family="Calibri, sans-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keep-together="always" fo:margin-top="0.1388in" fo:margin-bottom="0in"/>
      <style:text-properties style:font-name="Cambria" fo:color="#243F60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43F60" fo:hyphenate="false"/>
    </style:style>
    <style:style style:name="Título7" style:display-name="Título 7" style:family="paragraph" style:parent-style-name="Standard" style:next-style-name="Standard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false"/>
    </style:style>
    <style:style style:name="Título8" style:display-name="Título 8" style:family="paragraph" style:parent-style-name="Standard" style:next-style-name="Standard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Times New Roman" style:font-name-complex="Times New Roman" fo:font-size="11pt" style:font-size-asian="11pt" style:font-size-complex="11pt" fo:language="en" fo:country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 style:next-style-name="Standard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extodeglobo" style:display-name="Texto de glob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ítulo" style:display-name="Título" style:family="paragraph" style:parent-style-name="Standard" style:next-style-name="Standard">
      <style:paragraph-properties fo:border-top="none" fo:border-left="none" fo:border-bottom="0.0138in solid #FFFF00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fo:font-size="26pt" style:font-size-asian="26pt" style:font-size-complex="26pt" fo:hyphenate="false"/>
    </style:style>
    <style:style style:name="Subtítulo" style:display-name="Subtítulo" style:family="paragraph" style:parent-style-name="Standard" style:next-style-name="Standard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Sinespaciado" style:display-name="Sin espaciado" style:family="paragraph">
      <style:paragraph-properties fo:widows="2" fo:orphans="2"/>
      <style:text-properties style:font-name="Calibri" style:font-name-asian="Arial" style:font-name-complex="Times New Roman" fo:font-size="11pt" style:font-size-asian="11pt" style:font-size-complex="11pt" fo:language="en" fo:country="US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ita" style:display-name="Cita" style:family="paragraph" style:parent-style-name="Standard" style:next-style-name="Standard">
      <style:text-properties fo:font-style="italic" style:font-style-asian="italic" style:font-style-complex="italic" fo:color="#000000" fo:hyphenate="false"/>
    </style:style>
    <style:style style:name="Citadestacada" style:display-name="Cita destacada" style:family="paragraph" style:parent-style-name="Standard" style:next-style-name="Standard">
      <style:paragraph-properties fo:border-top="none" fo:border-left="none" fo:border-bottom="0.0069in solid #FFFF00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TítuloTDC" style:display-name="Título TDC" style:family="paragraph" style:parent-style-name="Título1" style:next-style-name="Standard" style:default-outline-level="1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Char" style:display-name="Heading 1 Ch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Fuentedepárrafopredeter.">
      <style:text-properties style:font-name="Cambria" style:font-name-asian="Times New Roman" style:font-name-complex="Times New Roman" fo:color="#243F60"/>
    </style:style>
    <style:style style:name="Heading6Char" style:display-name="Heading 6 Char" style:family="text" style:parent-style-name="Fuentedepárrafopredeter.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Fuentedepárrafopredeter.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Fuentedepárrafopredeter.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Fuentedepárrafopredeter.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Internetlink" style:display-name="Internet link" style:family="text" style:parent-style-name="Fuentedepárrafopredeter.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Fuentedepárrafopredeter.">
      <style:text-properties style:font-name-complex="Times New Roman" fo:color="#800080" style:text-underline-type="single" style:text-underline-style="solid" style:text-underline-width="auto" style:text-underline-mode="continuous" style:text-underline-color="font-color"/>
    </style:style>
    <style:style style:name="BalloonTextChar" style:display-name="Balloon Text Ch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TitleChar" style:display-name="Title Char" style:family="text" style:parent-style-name="Fuentedepárrafopredeter.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Char" style:display-name="Subtitle Char" style:family="text" style:parent-style-name="Fuentedepárrafopredeter.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StrongEmphasis" style:display-name="Strong Emphasis" style:family="text" style:parent-style-name="Fuentedepárrafopredeter.">
      <style:text-properties style:font-name-complex="Times New Roman" fo:font-weight="bold" style:font-weight-asian="bold" style:font-weight-complex="bold"/>
    </style:style>
    <style:style style:name="Énfasis" style:display-name="Énfasis" style:family="text" style:parent-style-name="Fuentedepárrafopredeter.">
      <style:text-properties style:font-name-complex="Times New Roman" fo:font-style="italic" style:font-style-asian="italic" style:font-style-complex="italic"/>
    </style:style>
    <style:style style:name="QuoteChar" style:display-name="Quote Char" style:family="text" style:parent-style-name="Fuentedepárrafopredeter.">
      <style:text-properties style:font-name-complex="Times New Roman" fo:font-style="italic" style:font-style-asian="italic" style:font-style-complex="italic" fo:color="#000000"/>
    </style:style>
    <style:style style:name="IntenseQuoteChar" style:display-name="Intense Quote Char" style:family="text" style:parent-style-name="Fuentedepárrafopredeter.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Énfasissutil" style:display-name="Énfasis sutil" style:family="text" style:parent-style-name="Fuentedepárrafopredeter.">
      <style:text-properties style:font-name-complex="Times New Roman" fo:font-style="italic" style:font-style-asian="italic" style:font-style-complex="italic" fo:color="#808080"/>
    </style:style>
    <style:style style:name="Énfasisintenso" style:display-name="Énfasis intenso" style:family="text" style:parent-style-name="Fuentedepárrafopredeter.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Referenciasutil" style:display-name="Referencia sutil" style:family="text" style:parent-style-name="Fuentedepárrafopredeter.">
      <style:text-properties style:font-name-complex="Times New Roman"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Referenciaintensa" style:display-name="Referencia intensa" style:family="text" style:parent-style-name="Fuentedepárrafopredeter.">
      <style:text-properties style:font-name-complex="Times New Roman"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Títulodellibro" style:display-name="Título del libro" style:family="text" style:parent-style-name="Fuentedepárrafopredeter.">
      <style:text-properties style:font-name-complex="Times New Roman" fo:font-weight="bold" style:font-weight-asian="bold" style:font-weight-complex="bold" fo:font-variant="small-caps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oject Plan</dc:title>
    <meta:initial-creator>RichardT</meta:initial-creator>
    <dc:creator>Carlo Franco Díaz Rodríguez</dc:creator>
    <meta:creation-date>2010-05-09T18:03:00Z</meta:creation-date>
    <dc:date>2019-11-17T23:47:00Z</dc:date>
    <meta:template xlink:href="Normal.dotm" xlink:type="simple"/>
    <meta:editing-cycles>9</meta:editing-cycles>
    <meta:editing-duration>PT3180S</meta:editing-duration>
    <meta:document-statistic meta:page-count="3" meta:paragraph-count="5" meta:word-count="377" meta:character-count="2524" meta:row-count="17" meta:non-whitespace-character-count="2152"/>
  </office:meta>
</office:document-meta>
</file>